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ext_20_body">
      <style:paragraph-properties fo:margin-left="2.501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</text:h>
      <text:p text:style-name="P1">This should be max 2 pages. If longer use include (or extend) other use case (i.e. refactor)</text:p>
      <text:p text:style-name="Text_20_body">Priority (high, mid, <text:span text:style-name="T1">low</text:span>)</text:p>
      <text:p text:style-name="Text_20_body">Participating actors</text:p>
      <text:list xml:id="list1107602947" text:style-name="L1">
        <text:list-item>
          <text:p text:style-name="P2">User1</text:p>
        </text:list-item>
        <text:list-item>
          <text:p text:style-name="P2">User2</text:p>
        </text:list-item>
      </text:list>
      <text:p text:style-name="Text_20_body">Normal flow of events</text:p>
      <text:p text:style-name="P3">Action 1 (actor)</text:p>
      <text:p text:style-name="P4">Response 1 (application)</text:p>
      <text:p text:style-name="P4">Response 2 (application)</text:p>
      <text:p text:style-name="P3">Action 2 (actor)</text:p>
      <text:p text:style-name="P3"><text:tab/>Response 1 (application)</text:p>
      <text:p text:style-name="P4">Response 2 (application)</text:p>
      <text:p text:style-name="P4"/>
      <text:p text:style-name="P5">Exceptional flow of events</text:p>
      <text:p text:style-name="P3"/>
      <text:p text:style-name="P5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28:19</meta:creation-date>
    <dc:date>2010-04-15T12:36:41</dc:date>
    <dc:language>en-US</dc:language>
    <meta:editing-cycles>15</meta:editing-cycles>
    <meta:editing-duration>PT00H29M03S</meta:editing-duration>
    <dc:creator>Jonas Jacobson</dc:creator>
    <meta:document-statistic meta:table-count="0" meta:image-count="0" meta:object-count="0" meta:page-count="1" meta:paragraph-count="14" meta:word-count="55" meta:character-count="335"/>
    <meta:user-defined meta:name="Info 1"/>
    <meta:user-defined meta:name="Info 2"/>
    <meta:user-defined meta:name="Info 3"/>
    <meta:user-defined meta:name="Info 4"/>
  </office:meta>
</office:document-meta>
</file>